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fo:color="#000000"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style:font-name-asian="Times New Roman" style:font-size-asian="14pt" style:language-asian="fr" style:country-asian="FR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fo:line-height="100%" fo:background-color="transparent">
        <style:background-image/>
      </style:paragraph-properties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fo:color="#000000" style:font-name="Times New Roman" fo:font-size="10pt" style:font-size-asian="10pt" style:font-name-complex="Times New Roman" style:font-size-complex="10pt"/>
    </style:style>
    <style:style style:name="T3" style:family="text">
      <style:text-properties fo:color="#000000" style:font-name="Times New Roman" style:font-name-complex="Times New Roman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cien support (F/H)</text:p>
      <text:p text:style-name="P2"/>
      <text:p text:style-name="P3"><text:span text:style-name="Strong_20_Emphasis"><text:span text:style-name="T4">Missions :</text:span></text:span><text:span text:style-name="T4"> <text:line-break/><text:line-break/>- Déplacements dans les agences du réseau pour effectuer des missions d'installation, d'inventaire et de maintenance. <text:line-break/>- Gestion de la prise des appels de premier niveau : par téléphone, mails, outils de monitoring et de ticketing dans les horaires de présence définis. <text:line-break/>- Diagnostic et résolution des incidents et des requêtes confiées. <text:line-break/>- Support informatique et bureautique aux utilisateurs. <text:line-break/>- Gestion de l'inventaire du matériel informatique et téléphonique. <text:line-break/>- Mise en condition opérationnelle le matériel informatique et téléphonique, à distance et sur site. <text:line-break/>- Escalade des appels aux techniciens, chefs de projets et prestataires extérieurs. <text:line-break/>- Rédaction et mise à jour des processus et procédures liés au poste. <text:line-break/><text:line-break/></text:span><text:span text:style-name="Strong_20_Emphasis"><text:span text:style-name="T4">Profil recherché :</text:span></text:span><text:span text:style-name="T4"><text:line-break/><text:line-break/>Idéalement de formation BAC+2 dans le domaine informatique, vous possédez une première expérience probante sur ce type de poste.<text:line-break/>Vous êtes dynamique, rigoureux, organisé, curieux et êtes doté de réelles aptitudes à la communication. Votre aisance relationnelle et votre sens du service client seront des atouts déterminants. 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OpenOffice/4.0.1$Win32 OpenOffice.org_project/401m5$Build-9714</meta:generator>
    <dc:date>2014-07-10T10:40:42.40</dc:date>
    <meta:document-statistic meta:table-count="0" meta:image-count="0" meta:object-count="0" meta:page-count="1" meta:paragraph-count="2" meta:word-count="163" meta:character-count="1107"/>
    <dc:creator>Mathieu </dc:creator>
    <meta:user-defined meta:name="Info 1"/>
    <meta:user-defined meta:name="Info 2"/>
    <meta:user-defined meta:name="Info 3"/>
    <meta:user-defined meta:name="Info 4"/>
  </office:meta>
</office:document-meta>
</file>